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language="en" fo:country="GB" fo:font-weight="bold" officeooo:rsid="001c1afd" officeooo:paragraph-rsid="001c1afd"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font-name="Calibri" fo:font-size="12pt" fo:language="en" fo:country="GB" fo:font-weight="bold" officeooo:rsid="001c24bb" officeooo:paragraph-rsid="001c24bb"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Calibri" fo:font-size="12pt" fo:language="en" fo:country="GB" fo:font-weight="bold" officeooo:rsid="00207b5e" officeooo:paragraph-rsid="00207b5e"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Calibri" fo:font-size="12pt" fo:language="en" fo:country="GB" fo:font-weight="bold" officeooo:rsid="0022675d" officeooo:paragraph-rsid="0022675d"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Calibri" fo:font-size="11pt" fo:language="en" fo:country="GB" fo:font-weight="normal" officeooo:rsid="001c1afd" officeooo:paragraph-rsid="001c1afd"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style:font-name="Calibri" fo:font-size="11pt" fo:language="en" fo:country="GB" fo:font-weight="normal" officeooo:rsid="001c24bb" officeooo:paragraph-rsid="001c24bb"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font-name="Calibri" fo:font-size="11pt" fo:language="en" fo:country="GB" fo:font-weight="normal" officeooo:rsid="00207b5e" officeooo:paragraph-rsid="00207b5e"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font-name="Calibri" fo:font-size="11pt" fo:language="en" fo:country="GB" fo:font-weight="normal" officeooo:rsid="0022675d" officeooo:paragraph-rsid="0022675d" style:font-size-asian="9.60000038146973pt" style:font-weight-asian="normal" style:font-size-complex="11pt" style:font-weight-complex="normal"/>
    </style:style>
    <style:style style:name="T1" style:family="text">
      <style:text-properties officeooo:rsid="001e0c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stories</text:p>
      <text:p text:style-name="P5"/>
      <text:p text:style-name="P2">User <text:span text:style-name="T1">1</text:span></text:p>
      <text:p text:style-name="P6">Lucy is a young developer that wants to use the application to track the data flow in her company to know in which computer some data corruption or other problem oc<text:span text:style-name="T1">c</text:span>ur<text:span text:style-name="T1">r</text:span>ed. <text:span text:style-name="T1">She wants to identify individual data flows and the starting point of those flows without having to go through each node, and then being able to go to the next node in each flow up until she finds where the problem is happening.</text:span></text:p>
      <text:p text:style-name="P6"/>
      <text:p text:style-name="P3">User 2</text:p>
      <text:p text:style-name="P7"><text:bookmark text:name="cch_f29210d81573e4"/>Michael is an IT teacher at a school. He wants to show his students how the devices in the school are connected. By using this app, his students can easily see how everything in the school is connected. Functionality: Michael wants the app to be simple and easy to use so that his students can download it and use it right away. He also wants the students to be able to learn more about the devices themselves, so each device should have a short description on what it does.</text:p>
      <text:p text:style-name="P7"/>
      <text:p text:style-name="P4">User 3</text:p>
      <text:p text:style-name="P8"><text:bookmark text:name="cch_f29210d81573e41"/>Michael is an IT teacher at a school. He wants to show his students how the devices in the school are connected. By using this app, his students can easily see how everything in the school is connected. Functionality: Michael wants the app to be simple and easy to use so that his students can download it and use it right away. He also wants the students to be able to learn more about the devices themselves, so each device should have a short description on what i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1:07:30.521000000</meta:creation-date>
    <dc:date>2019-10-21T11:51:10.635000000</dc:date>
    <meta:editing-duration>PT13M6S</meta:editing-duration>
    <meta:editing-cycles>5</meta:editing-cycles>
    <meta:generator>LibreOffice/6.2.4.2$Windows_X86_64 LibreOffice_project/2412653d852ce75f65fbfa83fb7e7b669a126d64</meta:generator>
    <meta:document-statistic meta:table-count="0" meta:image-count="0" meta:object-count="0" meta:page-count="1" meta:paragraph-count="7" meta:word-count="260" meta:character-count="1378" meta:non-whitespace-character-count="1125"/>
  </office:meta>
</office:document-meta>
</file>